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ing_20_2">
      <style:text-properties officeooo:paragraph-rsid="00017044"/>
    </style:style>
    <style:style style:name="P2" style:family="paragraph" style:parent-style-name="Standard">
      <style:text-properties officeooo:paragraph-rsid="00017044"/>
    </style:style>
    <style:style style:name="P3" style:family="paragraph" style:parent-style-name="Subtitle">
      <style:text-properties officeooo:paragraph-rsid="00017044"/>
    </style:style>
    <style:style style:name="P4" style:family="paragraph" style:parent-style-name="Text_20_body" style:list-style-name="L1">
      <loext:graphic-properties draw:fill="none" draw:fill-color="#ffffff"/>
      <style:paragraph-properties fo:margin-top="0cm" fo:margin-bottom="0cm" style:contextual-spacing="false" fo:background-color="transparent" style:writing-mode="lr-tb"/>
      <style:text-properties fo:color="#000000" loext:opacity="100%" style:font-name="sans-serif" officeooo:paragraph-rsid="00017044" fo:background-color="transparent"/>
    </style:style>
    <style:style style:name="P5" style:family="paragraph" style:parent-style-name="Text_20_body" style:list-style-name="L5">
      <loext:graphic-properties draw:fill="none" draw:fill-color="#ffffff"/>
      <style:paragraph-properties fo:margin-top="0cm" fo:margin-bottom="0cm" style:contextual-spacing="false" fo:background-color="transparent" style:writing-mode="lr-tb"/>
      <style:text-properties fo:color="#000000" loext:opacity="100%" style:font-name="sans-serif" officeooo:paragraph-rsid="00017044" fo:background-color="transparent"/>
    </style:style>
    <style:style style:name="P6" style:family="paragraph" style:parent-style-name="Text_20_body" style:list-style-name="L6">
      <loext:graphic-properties draw:fill="none" draw:fill-color="#ffffff"/>
      <style:paragraph-properties fo:margin-top="0cm" fo:margin-bottom="0cm" style:contextual-spacing="false" fo:background-color="transparent" style:writing-mode="lr-tb"/>
      <style:text-properties fo:color="#000000" loext:opacity="100%" style:font-name="sans-serif" officeooo:paragraph-rsid="00017044" fo:background-color="transparent"/>
    </style:style>
    <style:style style:name="P7" style:family="paragraph" style:parent-style-name="Text_20_body" style:list-style-name="L7">
      <loext:graphic-properties draw:fill="none" draw:fill-color="#ffffff"/>
      <style:paragraph-properties fo:margin-top="0cm" fo:margin-bottom="0cm" style:contextual-spacing="false" fo:background-color="transparent" style:writing-mode="lr-tb"/>
      <style:text-properties fo:color="#000000" loext:opacity="100%" style:font-name="sans-serif" officeooo:paragraph-rsid="00017044" fo:background-color="transparent"/>
    </style:style>
    <style:style style:name="P8" style:family="paragraph" style:parent-style-name="Text_20_body">
      <style:text-properties fo:color="#000000" loext:opacity="100%" style:font-name="sans-serif" officeooo:paragraph-rsid="00017044" fo:background-color="transparent"/>
    </style:style>
    <style:style style:name="P9" style:family="paragraph" style:parent-style-name="Text_20_body" style:list-style-name="L1">
      <loext:graphic-properties draw:fill="none" draw:fill-color="#ffffff"/>
      <style:paragraph-properties fo:margin-top="0cm" fo:margin-bottom="0cm" style:contextual-spacing="false" fo:background-color="transparent" style:writing-mode="lr-tb"/>
      <style:text-properties officeooo:paragraph-rsid="00017044"/>
    </style:style>
    <style:style style:name="P10" style:family="paragraph" style:parent-style-name="Title">
      <style:text-properties officeooo:paragraph-rsid="00017044"/>
    </style:style>
    <style:style style:name="T1" style:family="text">
      <style:text-properties officeooo:rsid="000fa4df"/>
    </style:style>
    <style:style style:name="T2" style:family="text">
      <style:text-properties fo:font-weight="normal" officeooo:rsid="00110ada" style:font-weight-asian="normal" style:font-weight-complex="normal"/>
    </style:style>
    <style:style style:name="T3" style:family="text">
      <style:text-properties officeooo:rsid="00114dbd"/>
    </style:style>
    <style:style style:name="T4" style:family="text">
      <style:text-properties officeooo:rsid="00110ada"/>
    </style:style>
    <style:style style:name="T5" style:family="text">
      <style:text-properties fo:font-weight="bold" style:font-weight-asian="bold" style:font-weight-complex="bold"/>
    </style:style>
    <style:style style:name="T6" style:family="text">
      <style:text-properties style:font-name="monospace" fo:font-size="10pt"/>
    </style:style>
    <style:style style:name="T7" style:family="text">
      <style:text-properties fo:color="#000000" loext:opacity="100%" style:font-name="monospace" fo:font-size="10pt" fo:background-color="transparent" loext:char-shading-value="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Grok Physi<text:span text:style-name="T1">k</text:span> Explorer</text:p>
      <text:p text:style-name="P3">Ein interaktives Python-Tool zur Visualisierung emergenter Phänomene in Mathematik und Physik</text:p>
      <text:p text:style-name="P8"/>
      <text:h text:style-name="P1" text:outline-level="2">Autoren: <text:span text:style-name="T2">Dr. rer. nat. Gerhard Heymel | @DenkRebell</text:span> </text:h>
      <text:p text:style-name="P8"><text:span text:style-name="T3">E</text:span>ntwickelt mit Unterstützung von <text:span text:style-name="T4">DeepSeek, </text:span>Grok (xAI)</text:p>
      <text:p text:style-name="P8"/>
      <text:h text:style-name="P1" text:outline-level="2">Zusammenfassung:</text:h>
      <text:p text:style-name="P8">Dieses Paper stellt "Grok Physics Explorer" vor, ein Open-Source-Python-Script zur interaktiven Demonstration zentraler Konzepte in theoretischer Physik und Mathematik, wie fraktaler Geometrie, diskreter Raumzeit und zellulären Automaten. Aufgebaut mit NumPy, Matplotlib und SciPy, umfasst das Tool drei Kernsimulationen: Eine Mandelbrot-Menge-Zoom-Animation mit interaktivem Schiebebalken, eine Schleifenquantengravitation-inspirierte diskrete Raumzeit-Evolution mit kosmologischer Zeitskalierung sowie Wolfram's Regel-30-Zellulären-Automaten für emergente Komplexität. Diese Module illustrieren Reversibilität, Quantenfluktuationen und Selbstorganisation und verknüpfen sich mit übergeordneten Themen wie kosmischer Evolution und Fine-Tuning. Das Script läuft in Umgebungen wie Spyder oder Terminal, erzeugt GIFs und interaktive Plots für Bildungszwecke. Es dient als Prototyp zur Erweiterung auf rückwärtige kosmologische Simulationen und verbindet rechnerische Erkundung mit fundamentaler Physik.</text:p>
      <text:p text:style-name="P8"><text:span text:style-name="T5">Schlüsselwörter</text:span>: Emergente Phänomene, fraktale Geometrie, zelluläre Automaten, diskrete Raumzeit, interaktive Visualisierung, Python-Simulation</text:p>
      <text:h text:style-name="P1" text:outline-level="2">1. Einleitung</text:h>
      <text:p text:style-name="P8">Emergente Phänomene – bei denen komplexe Verhaltensweisen aus einfachen Regeln entstehen – bilden die Grundlage moderner Physik, von Quantengravitation bis Kosmologie. Tools zur Visualisierung solcher Prozesse sind für Bildung und Forschung essenziell, doch viele fehlen an Interaktivität oder Integration. Angeregt von Diskussionen zu fraktal-inspirierten Modellen und anthropischen Prinzipien, führt diese Arbeit den Grok Physics Explorer ein, ein leichtgewichtiges Python-Script, das den Zugang zu diesen Konzepten demokratisiert. Das Tool betont Reversibilität (z. B. Mandelbrot-Iterationen) und dynamische Evolution (z. B. Raumzeit-Diffusion) und bietet eine Basis für Simulationen wie die rückwärtige Rekonstruktion des Universums.</text:p>
      <text:p text:style-name="P8"/>
      <text:h text:style-name="P1" text:outline-level="2"><text:soft-page-break/>2. Script-Architektur</text:h>
      <text:p text:style-name="P8">Das Script (<text:span text:style-name="T6">Grok_Physics_explorer.py</text:span>) ist als menügesteuertes REPL-ähnliches Interface strukturiert (nicht-interaktiver Modus für Batch-Läufe), mit drei Modulen:</text:p>
      <text:list xml:id="list2231771452" text:style-name="L1">
        <text:list-item>
          <text:p text:style-name="P4"><text:span text:style-name="T5">Mandelbrot-Zoom-Modul</text:span>: Berechnet die Fraktal-Menge via iterativer </text:p>
          <text:p text:style-name="P9"><text:span text:style-name="Source_20_Text"><text:span text:style-name="T7">z_{n+1} = z_n^2 + c</text:span></text:span></text:p>
          <text:p text:style-name="P4">auf einem 300x300-Gitter (50 Iterationen). Enthält eine 10-Schritte-Zoom-Animation in die Seahorse-Tal-Region, gespeichert als GIF, und einen interaktiven Schiebebalken zur Frame-Steuerung.</text:p>
        </text:list-item>
        <text:list-item>
          <text:p text:style-name="P4"><text:span text:style-name="T5">Diskrete-Raumzeit-Modul</text:span>: Simuliert ein 80x80-Gitter mit Gauß-Fluktuationen und konvolutionsbasierter Diffusion (SciPy's <text:span text:style-name="T6">convolve</text:span> mit wrap-Modus). Evolviert über 10 Schritte, skaliert auf kosmische Zeit (0–13,8 Gyr), mit Schiebebalken und Zeit-Label (z. B. "Zeit: 6,9 Milliarden Jahre").</text:p>
        </text:list-item>
        <text:list-item>
          <text:p text:style-name="P4"><text:span text:style-name="T5">Zellulärer-Automat-Modul</text:span>: Implementiert Regel 30 auf einem 151x80-Gitter mit periodischen Rändern, visualisiert chaotische Muster aus einer einzelnen Startzelle.</text:p>
        </text:list-item>
      </text:list>
      <text:p text:style-name="P8">Alle Module erzeugen PNG/GIF-Dateien und zeigen interaktive Plots (Qt5Agg-Backend für Spyder/Terminal-Kompatibilität).</text:p>
      <text:p text:style-name="P8"/>
      <text:h text:style-name="P1" text:outline-level="2">3. Mathematische und physikalische Grundlagen </text:h>
      <text:list xml:id="list2688262815" text:style-name="L5">
        <text:list-item>
          <text:p text:style-name="P5"><text:span text:style-name="T5">Fraktale (Mandelbrot)</text:span>: Demonstriert nichtlineare Dynamik und Skaleninvarianz, relevant für Quanten-Chaos und holografische Prinzipien.</text:p>
        </text:list-item>
        <text:list-item>
          <text:p text:style-name="P5"><text:span text:style-name="T5">Diskrete Raumzeit</text:span>: Approximiert Schleifenquantengravitation (LQG) via diskreter Metriken mit Rauschen, modelliert Planck-Skalen-Fluktuationen.</text:p>
        </text:list-item>
        <text:list-item>
          <text:p text:style-name="P5"><text:span text:style-name="T5">Zelluläre Automaten</text:span>: Exemplifiziert Emergenz nach Wolfram, bei der lokale Regeln Turing-vollständige Komplexität erzeugen, analog zu Phasenübergängen in der statistischen Mechanik.</text:p>
        </text:list-item>
      </text:list>
      <text:p text:style-name="P8"/>
      <text:h text:style-name="P1" text:outline-level="2">4. Implementierung und Features</text:h>
      <text:p text:style-name="P8">Schlüssel-Code-Snippets (z. B. vektorisierte Mandelbrot-Berechnung) gewährleisten Effizienz. Interaktivität via Matplotlib-Schiebebalken erlaubt Echtzeit-Parameteranpassung. Outputs umfassen:</text:p>
      <text:list xml:id="list3723920869" text:style-name="L6">
        <text:list-item>
          <text:p text:style-name="P6">GIFs: <text:span text:style-name="T6">mandelbrot_zoom.gif</text:span>, <text:span text:style-name="T6">spacetime.gif</text:span>.</text:p>
        </text:list-item>
        <text:list-item>
          <text:p text:style-name="P6">Statisch: <text:span text:style-name="T6">mandelbrot_slider.png</text:span> usw.</text:p>
        </text:list-item>
      </text:list>
      <text:p text:style-name="P8">Getestet in Python 3.12 mit NumPy 1.26, Matplotlib 3.8, SciPy 1.13.</text:p>
      <text:p text:style-name="P8"/>
      <text:h text:style-name="P1" text:outline-level="2"><text:soft-page-break/>5. Anwendungen und Erweiterungen</text:h>
      <text:p text:style-name="P8">Ideal für Lehre (z. B. Visualisierung emergenter Fine-Tuning) oder Prototyping rückwärtiger Simulationen (z. B. Inversion der Diffusion für kosmisches Rückspulen). Zukunft: Integration primordialer Parameter zur Ableitung von SM-Konstanten.6. Schlussfolgerungen<text:line-break/>Der Grok Physics Explorer verbindet Rechnung und Physik und fördert Intuition für emergente Universen. Quellcode auf GitHub verfügbar.</text:p>
      <text:p text:style-name="P8"/>
      <text:h text:style-name="P1" text:outline-level="2">Literaturverzeichnis </text:h>
      <text:list xml:id="list1549228583" text:style-name="L7">
        <text:list-item>
          <text:p text:style-name="P7">Mandelbrot, B. (1982). The Fractal Geometry of Nature. </text:p>
        </text:list-item>
        <text:list-item>
          <text:p text:style-name="P7">Wolfram, S. (2002). A New Kind of Science. </text:p>
        </text:list-item>
        <text:list-item>
          <text:p text:style-name="P7">Rovelli, C. (2004). Quantum Gravity. Cambridge University Press.</text:p>
        </text:list-item>
      </text:list>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0T15:36:40.291995130</meta:creation-date>
    <dc:date>2025-10-10T15:37:45.280297874</dc:date>
    <meta:editing-duration>PT1M5S</meta:editing-duration>
    <meta:editing-cycles>1</meta:editing-cycles>
    <meta:document-statistic meta:table-count="0" meta:image-count="0" meta:object-count="0" meta:page-count="3" meta:paragraph-count="32" meta:word-count="525" meta:character-count="4643" meta:non-whitespace-character-count="4156"/>
    <meta:generator>LibreOffice/7.3.7.2$Linux_X86_64 LibreOffice_project/30$Build-2</meta:generator>
  </office:meta>
</office:document-meta>
</file>